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3907D2D0.wmf"/>
  <manifest:file-entry manifest:media-type="" manifest:full-path="Pictures/2000024B0000586E00006FBE71631D88.wmf"/>
  <manifest:file-entry manifest:media-type="" manifest:full-path="Pictures/2000022B0000552800006C7761D9BB25.wmf"/>
  <manifest:file-entry manifest:media-type="" manifest:full-path="Pictures/20000104000054C500006163590E986F.wmf"/>
  <manifest:file-entry manifest:media-type="" manifest:full-path="Pictures/2000010C0005F74D00059845FD6D9EDE.wmf"/>
  <manifest:file-entry manifest:media-type="" manifest:full-path="Pictures/200000360005F7AC0003AEA630D28C20.wmf"/>
  <manifest:file-entry manifest:media-type="" manifest:full-path="Pictures/20000081000060E800003371E109AFE5.wmf"/>
  <manifest:file-entry manifest:media-type="" manifest:full-path="Pictures/2000035D0000585500006E65049C4DA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center" style:justify-single-word="false"/>
      <style:text-properties style:font-name="Times New Roman2"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4" style:family="paragraph" style:parent-style-name="Preformatted_20_Text">
      <style:paragraph-properties fo:text-align="center" style:justify-single-word="false"/>
      <style:text-properties style:font-name="Times New Roman3" fo:font-size="12pt" style:font-size-asian="12pt" style:font-size-complex="12pt"/>
    </style:style>
    <style:style style:name="P5" style:family="paragraph" style:parent-style-name="Preformatted_20_Text">
      <style:text-properties style:font-name="Times New Roman3" fo:font-size="11pt" style:text-underline-style="none" style:font-size-asian="11pt" style:font-size-complex="11pt"/>
    </style:style>
    <style:style style:name="P6" style:family="paragraph" style:parent-style-name="Preformatted_20_Text">
      <style:paragraph-properties fo:text-align="justify" style:justify-single-word="false"/>
      <style:text-properties style:font-name="Times New Roman3" style:text-underline-style="solid" style:text-underline-width="auto" style:text-underline-color="font-color"/>
    </style:style>
    <style:style style:name="P7" style:family="paragraph" style:parent-style-name="Preformatted_20_Text">
      <style:paragraph-properties fo:text-align="justify" style:justify-single-word="false"/>
      <style:text-properties style:font-name="Times New Roman3"/>
    </style:style>
    <style:style style:name="P8" style:family="paragraph" style:parent-style-name="Preformatted_20_Text">
      <style:paragraph-properties fo:text-align="start" style:justify-single-word="false"/>
      <style:text-properties style:font-name="Times New Roman3" fo:font-size="10pt" style:font-size-asian="10pt" style:font-size-complex="10pt"/>
    </style:style>
    <style:style style:name="P9" style:family="paragraph" style:parent-style-name="Preformatted_20_Text">
      <style:paragraph-properties fo:text-align="justify" style:justify-single-word="false"/>
    </style:style>
    <style:style style:name="P10" style:family="paragraph" style:parent-style-name="Bibliography_20_1">
      <style:paragraph-properties>
        <style:tab-stops/>
      </style:paragraph-properties>
    </style:style>
    <style:style style:name="P11" style:family="paragraph" style:parent-style-name="Text_20_body">
      <style:text-properties style:font-name="Times New Roman3"/>
    </style:style>
    <style:style style:name="P12" style:family="paragraph" style:parent-style-name="Text_20_body">
      <style:text-properties style:font-name="Times New Roman3" fo:font-size="12pt" style:font-size-asian="12pt" style:font-size-complex="12pt"/>
    </style:style>
    <style:style style:name="P13" style:family="paragraph" style:parent-style-name="Text_20_body">
      <style:paragraph-properties fo:text-align="justify" style:justify-single-word="false"/>
      <style:text-properties style:font-name="Times New Roman3" fo:font-size="12pt" style:font-size-asian="12pt" style:font-size-complex="12pt"/>
    </style:style>
    <style:style style:name="P14" style:family="paragraph" style:parent-style-name="Text_20_body">
      <style:paragraph-properties fo:text-align="justify" fo:text-align-last="justify" style:justify-single-word="false"/>
      <style:text-properties style:font-name="Times New Roman3"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snap-to-layout-grid="true"/>
    </style:style>
    <style:style style:name="P17" style:family="paragraph" style:parent-style-name="Text_20_body">
      <style:paragraph-properties fo:text-align="justify" fo:text-align-last="justify" style:justify-single-word="false"/>
    </style:style>
    <style:style style:name="P18" style:family="paragraph" style:parent-style-name="Text_20_body">
      <style:text-properties fo:font-weight="normal" style:font-weight-asian="normal" style:font-weight-complex="normal"/>
    </style:style>
    <style:style style:name="P19"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20" style:family="paragraph" style:parent-style-name="Text_20_body">
      <style:paragraph-properties fo:margin-top="0in" fo:margin-bottom="0in" fo:text-align="justify" style:justify-single-word="false"/>
      <style:text-properties style:font-name="Times New Roman3"/>
    </style:style>
    <style:style style:name="P21" style:family="paragraph" style:parent-style-name="Text_20_body">
      <style:paragraph-properties fo:margin-top="0in" fo:margin-bottom="0in"/>
      <style:text-properties style:font-name="Times New Roman3" fo:font-size="12pt" style:font-size-asian="12pt" style:font-size-complex="12pt"/>
    </style:style>
    <style:style style:name="P22"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23" style:family="paragraph" style:parent-style-name="Text_20_body">
      <style:paragraph-properties fo:margin-top="0in" fo:margin-bottom="0in" fo:text-align="justify" style:justify-single-word="false"/>
    </style:style>
    <style:style style:name="P24" style:family="paragraph" style:parent-style-name="Preformatted_20_Text">
      <style:paragraph-properties fo:margin-top="0in" fo:margin-bottom="0in" fo:text-align="justify" style:justify-single-word="false"/>
      <style:text-properties style:font-name="Times New Roman3" fo:font-size="12pt" style:font-size-asian="12pt" style:font-size-complex="12pt"/>
    </style:style>
    <style:style style:name="P25"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fo:font-style="italic" style:text-underline-style="none" fo:font-weight="normal" style:font-style-asian="italic" style:font-weight-asian="normal" style:font-style-complex="italic" style:font-weight-complex="normal"/>
    </style:style>
    <style:style style:name="P26"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27" style:family="paragraph" style:parent-style-name="Table_20_Heading">
      <style:text-properties style:font-name="Times New Roman3" fo:font-size="12pt" style:font-name-asian="DejaVu LGC Sans Mono" style:font-size-asian="12pt" style:font-name-complex="Liberation Mono" style:font-size-complex="12pt"/>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style:font-weight-asian="normal" style:font-weight-complex="normal"/>
    </style:style>
    <style:style style:name="P31" style:family="paragraph" style:parent-style-name="Standard">
      <style:paragraph-properties fo:text-align="justify" style:justify-single-word="false"/>
      <style:text-properties style:font-name="Times New Roman3" fo:font-size="12pt" style:font-size-asian="12pt" style:font-size-complex="12pt"/>
    </style:style>
    <style:style style:name="P32" style:family="paragraph" style:parent-style-name="Standard">
      <style:paragraph-properties fo:text-align="justify" fo:text-align-last="justify" style:justify-single-word="false"/>
      <style:text-properties style:font-name="Times New Roman3" fo:font-size="12pt" style:font-size-asian="12pt" style:font-size-complex="12pt"/>
    </style:style>
    <style:style style:name="P33" style:family="paragraph" style:parent-style-name="Standard">
      <style:paragraph-properties fo:text-align="justify" fo:text-align-last="justify" style:justify-single-word="false"/>
    </style:style>
    <style:style style:name="P34" style:family="paragraph" style:parent-style-name="Heading_20_2">
      <style:text-properties style:font-name="Times New Roman3"/>
    </style:style>
    <style:style style:name="P35" style:family="paragraph" style:parent-style-name="Heading_20_2">
      <style:text-properties style:font-name="Times New Roman3" fo:font-size="12pt" style:font-size-asian="12pt" style:font-size-complex="12pt"/>
    </style:style>
    <style:style style:name="P36" style:family="paragraph" style:parent-style-name="Heading_20_3">
      <style:text-properties style:font-name="Times New Roman3"/>
    </style:style>
    <style:style style:name="P37" style:family="paragraph" style:parent-style-name="Heading_20_1">
      <style:text-properties style:font-name="Times New Roman3"/>
    </style:style>
    <style:style style:name="P38" style:family="paragraph" style:parent-style-name="Heading_20_1">
      <style:text-properties style:font-name="Times New Roman3" fo:font-size="12pt" style:font-size-asian="12pt" style:font-size-complex="12pt"/>
    </style:style>
    <style:style style:name="P39" style:family="paragraph" style:parent-style-name="Footer">
      <style:paragraph-properties fo:text-align="center" style:justify-single-word="false"/>
    </style:style>
    <style:style style:name="P40" style:family="paragraph" style:parent-style-name="Standard">
      <style:paragraph-properties fo:text-align="justify" style:justify-single-word="false"/>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hadow="none" style:flow-with-text="tru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1"/>
        <text:p text:style-name="P1">Eric Chang</text:p>
      </text:section>
      <text:p text:style-name="P1"/>
      <text:section text:style-name="Sect2" text:name="Sección2">
        <text:p text:style-name="P19">Abstract</text:p>
        <text:p text:style-name="P25">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with some of the basic ideologies behind the different protocols. Then, I will introduce the specific protocols that will be compared, which are the regular directory-based cache-coherence protocol where all requests and responses must pass through the home node, and a different protocol based on the protocol used in the SGI Origin 2000-based systems. I will then go into detail about simulating and implementing the differences between the protocols using the SESC: SuperESCalar Simulator. In addition, results from simulations using SPLASH2 benchmarks are presented. We show that the Origin directory-based cache-coherence protocol has several advantages over the regular directory-based cache-coherence protocol.</text:p>
        <text:p text:style-name="P11"/>
        <text:h text:style-name="P37" text:outline-level="1">Introduction</text:h>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text:p>
        <text:p text:style-name="P3"/>
        <text:p text:style-name="P3">Cache-coherence protocols require mechanisms like snoopy buses and directories to function. It is important to understand how underlying mechanisms such as buses and directories allow multiple caches to communicate with each other.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take advantage of the speedup available in having multiple blocks of the same data across different nodes, while still giving the correct results.</text:p>
        <text:p text:style-name="P3"/>
        <text:p text:style-name="P3">There are two major categories of cache-coherence protocols available today, snoopy-based cache-coherence protocol and directory-based cache-coherence protocol. 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this report will be focusing mainly on directory-based cache-coherence protocols.</text:p>
        <text:p text:style-name="P3"/>
        <text:h text:style-name="P37" text:outline-level="1">Background</text:h>
        <text:p text:style-name="P9"><text:span text:style-name="T4">There are several different types of cache-coherence protocols, and each of them provide their own advantages and disadvantages. I will first introduce the states that the caches need to store to </text:span><text:soft-page-break/><text:span text:style-name="T4">permit cache-coherence protocols to function, then I will go into the differences between the two major cache-coherence protocols that are in use today, which are the snoopy-based cache-coherence protocol and the directory-based cache-coherence protocol, as well as modifications to the directory-based cache-coherence protocol based on the Origin protocol.</text:span></text:p>
        <text:p text:style-name="P3"/>
        <text:h text:style-name="P35" text:outline-level="2">Cache States</text:h>
        <text:p text:style-name="P3">There are several states that has to be stored by the cache in order to enable the rest of the system to function properly. I will go over the states stored in the MSI cache protocol first. This protocol allows the least amount of information to be stored, yet it still provides enough information for a cache to acquire exclusive access. An improvement upon this protocol can be found in the MESI protocol, which uses one more state than the MSI protocol.</text:p>
        <text:p text:style-name="P3"/>
        <text:h text:style-name="Heading_20_3" text:outline-level="3">MSI Cache</text:h>
        <text:p text:style-name="P3">The MSI protocol is the most basic of the cache-coherence protocols, using only three stages to ensure cache coherency. The three states stand for Modified(M), Shared(S), and Invalid(I). The Modified state signifies that the cache block is in a Dirty Exclusive mode and that no other cache contains the entry. This is necessary whenever the processor needs to perform a write operation. The Shared state means that the cache block can exist in caches other than the current one, and Invalid means that there are no usable data in this particular cache line.</text:p>
        <text:p text:style-name="P3"/>
        <text:p text:style-name="P3">Because this protocol contains only three states, it can save space on storage as compared to some more advanced schemes. In addition, the protocol for a cache-coherence protocol designed using less cache states can be simpler. The disadvantage is that this protocol requires more messages and higher latency on average as compared to protocols where the cache utilizes more states.</text:p>
        <text:p text:style-name="P3"/>
        <text:h text:style-name="Heading_20_3" text:outline-level="3">MESI Cache</text:h>
        <text:p text:style-name="P3">The MESI protocol is an improvement upon the MSI protocol in that it adds an Exclusive(E) state to the protocol. Whenever a cache holds a block in the Exclusive state, it means that the cache has Exclusive access to the block, but had no intention of altering the block at the time of request. In other words, the Exclusive state indicates Clean Exclusive. Adding the Exclusive state is advantageous in that it reduces the traffic caused by writes of blocks that only exist in one cache. This state allows the protocol to send fewer messages and achieve lower latency in certain operations. A disadvantage of this protocol is that it requires more space to store this additional information as compared to the MSI protocol.</text:p>
        <text:p text:style-name="P3"/>
        <text:p text:style-name="P3">Once we add this state into the protocol, certain cases that required an additional request into the network in the MSI protocol becomes an operation where no additional messages are emitted. For example, the MSI protocol fills a Clean Exclusive reply as Shared, so it becomes necessary to send an additional network message to request for exclusive ownership when transitioning from Shared to Dirty Exclusive. In a MESI cache, since it has the Clean Exclusive state, the same transition would go from Clean Exclusive to Dirty Exclusive without emitting any messages on the network. In addition, it is easy to see that adding the Exclusive state means the cache does not have to write back its block to memory when downgrading from Clean Exclusive to Shared. In the MSI protocol, there is no way to distinguish between a Dirty Exclusive and a Clean Exclusive, meaning there are situations where we will write a clean block to memory. </text:p>
        <text:p text:style-name="P3"/>
        <text:h text:style-name="P35" text:outline-level="2"><text:soft-page-break/>Snoopy-Based Versus Directory-Based Cache-Coherence Protocols</text:h>
        <text:p text:style-name="P9"><text:span text:style-name="T4">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he best performance. This section will go over the snoopy-based cache-coherence protocol, the regular directory-based cache-coherence protocol, and the Origin-based cache-coherence protocol that are presented in </text:span><text:span text:style-name="T4"><text:sequence-ref text:reference-format="category-and-value" text:ref-name="refFigure0">Figure 1</text:sequence-ref></text:span><text:span text:style-name="T4">. All of these cache-coherence protocols can use the MESI protocol for their cache portion. This means that they all can support the Clean Exclusive state in their caches. Although the two directory-based cache-coherence protocols that will be analyzed in detail in this report will both be using the MESI protocol for their caches, the interactions they have is still vastly different.</text:span></text:p>
        <text:p text:style-name="P3"/>
        <text:p text:style-name="P3"><draw:frame draw:style-name="fr1" draw:name="Marco1" text:anchor-type="paragraph" svg:width="6.5in" draw:z-index="4"><draw:text-box fo:min-height="6.0953in"><text:p text:style-name="Figure"><draw:frame draw:style-name="fr5" draw:name="gráficos3" text:anchor-type="paragraph" svg:x="0.0016in" svg:y="0.0008in" svg:width="6.5in" style:rel-width="100%" svg:height="6.0953in" style:rel-height="scale" draw:z-index="5"><draw:image xlink:href="Pictures/2000010C0005F74D00059845FD6D9EDE.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text:p text:style-name="Figure"/></draw:text-box></draw:frame><text:soft-page-break/>The snoopy-based cache-coherence protocols only logically have two different nodes, the requesting node and the data node. So all the communication that occur is basically one-to-one. In any directory-based cache-coherence protocol, there are three logical nodes in any request: the requesting node, the directory node, and the data node. These logical nodes can all be the same physical nodes or they can all be different, but it is easier to think of them logically as three separate nodes. Requesting node is the node that sends out the original read or write request. In a directory-based protocol, it is necessary to send the request to the directory node in order to find out where the data actually is, what state the directory block is in, and whether or not the request can be satisfied immediately. In the Origin cache-coherence protocol, there are also three logical nodes, but occasionally, the data node needs to send two messages at once, one to the directory node, and one to the requesting node. This should decrease the overall latency in the system because it eliminates the time going from the data node to the directory node to complete requests.</text:p>
        <text:p text:style-name="P3"/>
        <text:h text:style-name="Heading_20_3" text:outline-level="3"><text:span text:style-name="T1">Snoopy</text:span>-Based Cache-Coherence Protocol</text:h>
        <text:p text:style-name="P3">The snoopy-based cache-coherence protocol relies on the bus to transfer necessary information. <text:s/>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3"/>
        <text:p text:style-name="P3">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3"/>
        <text:h text:style-name="Heading_20_3" text:outline-level="3">Directory-Based Cache-Coherence Protocol</text:h>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Nevertheless, there are still some characteristics of directory-based cache-coherence protocols that can cause problems when designing a system.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text:soft-page-break/>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3"/>
        <text:p text:style-name="P3">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limit on how many CPUs can be used together with the system since the bit vector would grow too large in a system with too many CPUs.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3"/>
        <text:p text:style-name="P3">The directory is required to store more than just which CPU currently contains a cache line from the current directory. It is also necessary for the directory to store the owners and sharers in order to find out which processors own or share a block. If we did not store these in the state of the directory, we would have to query all the processors to find out what state they are all storing, which would be incredibly inefficient. <text:sequence-ref text:reference-format="category-and-value" text:ref-name="refTable0">Table 1</text:sequence-ref> lists the possible data that the directory can hold compared to the cache state in any cache that has the block.</text:p>
        <text:p text:style-name="P3"/>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7">Cache State</text:p>
              </table:table-cell>
              <table:table-cell table:style-name="DirectoryPossibleStates.B1" office:value-type="string">
                <text:p text:style-name="P27">Directory Data Structure</text:p>
              </table:table-cell>
            </table:table-row>
          </table:table-header-rows>
          <table:table-row>
            <table:table-cell table:style-name="DirectoryPossibleStates.A2" office:value-type="string">
              <text:p text:style-name="P26">Modified (Dirty Exclusive)</text:p>
            </table:table-cell>
            <table:table-cell table:style-name="DirectoryPossibleStates.B2" office:value-type="string">
              <text:p text:style-name="P26">Owner = {P}, Sharers = {}</text:p>
            </table:table-cell>
          </table:table-row>
          <table:table-row>
            <table:table-cell table:style-name="DirectoryPossibleStates.A2" office:value-type="string">
              <text:p text:style-name="P26">Exclusive (Clean Exclusive)</text:p>
            </table:table-cell>
            <table:table-cell table:style-name="DirectoryPossibleStates.B2" office:value-type="string">
              <text:p text:style-name="P26">Owner = {P}, Sharers = {}</text:p>
            </table:table-cell>
          </table:table-row>
          <table:table-row>
            <table:table-cell table:style-name="DirectoryPossibleStates.A2" office:value-type="string">
              <text:p text:style-name="P26">Shared</text:p>
            </table:table-cell>
            <table:table-cell table:style-name="DirectoryPossibleStates.B2" office:value-type="string">
              <text:p text:style-name="P26">Owner = {P}, Sharers = {Any number of P}</text:p>
            </table:table-cell>
          </table:table-row>
          <table:table-row>
            <table:table-cell table:style-name="DirectoryPossibleStates.A2" office:value-type="string">
              <text:p text:style-name="P26">Invalid</text:p>
            </table:table-cell>
            <table:table-cell table:style-name="DirectoryPossibleStates.B2" office:value-type="string">
              <text:p text:style-name="P26">Owner = {}, Sharers = {}</text:p>
            </table:table-cell>
          </table:table-row>
        </table:table>
        <text:p text:style-name="Table">Table <text:sequence text:ref-name="refTable0" text:name="Table" text:formula="ooow:Table+1" style:num-format="1">1</text:sequence> Correspondence between cache state and directory data structure</text:p>
        <text:p text:style-name="P3"/>
        <text:p text:style-name="P3">In both the “Modified” state and the “Exclusive” state, the directory would store only the node ID of the processor that is the owner. Nevertheless, the directory does not know for certain whether or not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text:soft-page-break/>node ID in the owner slot is because any transition into the “Shared” state must have transitioned from a “Modified” or “Exclusive” state, which must already have stored a node ID in the owner slot.</text:p>
        <text:p text:style-name="P3"/>
        <text:p text:style-name="P3">Keeping track of the owner could be done by either adding a bit to each directory entry, and turning on the extra bit to indicate ownership. There could also be an extra entry dedicated to holding the owner. The advantage of adding a bit to each 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truly a need for the directory to have different slots for holding the owner versus a list of sharers. Therefore, sometimes in the discussion of protocols in this report, sharers will imply both the sharers list and also the node ID in the owner slot.</text:p>
        <text:p text:style-name="P3"/>
        <text:h text:style-name="Heading_20_3" text:outline-level="3">Modifications to the Directory-Based Cache-Coherence Protocol</text:h>
        <text:p text:style-name="P3">There is an optimized version of the basic directory protocol mentioned in the previous section. The SGI Origin 2000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instead of the directory to send an additional invalidate back to the directory as well as the data response to the original requesting node. We save time by allowing the data packet retrieved to go directly to the requester without the additional latency of going to the directory first.</text:p>
        <text:p text:style-name="P3"/>
        <text:p text:style-name="P3">This type of protocol introduce many opportunities for the messages to arrive out-of-order. A requesting message goes to the directory, which can be different than the node that ultimately supplies the response back to the requester. There are situations where the directory completes its transition into a non-busy state before knowing for certain that the new owner has received its request, making it possible for the directory to send another request to the new owner when the new owner has not even received its response from the previous transaction. In addition, the system sometimes need to send out two messages simultaneously, as opposed to the regular directory, where all operations can only cause one outgoing message to be sent on every incoming message. The protocol deals with this situation by having the directory change to a busy stat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p text:style-name="P22"/>
        <text:h text:style-name="Heading_20_1" text:outline-level="1">Cache-Coherence Protocols</text:h>
        <text:p text:style-name="P3">This section will present the specific operations of the two different types of directory-based cache-coherence protocols. First, I will be showing the regular directory-based cache-coherence <text:soft-page-break/>protocol where all requests pass through the home node and each node can only emit one response in reply to a request. Then, I will be showing a more optimized version of the cache-coherence protocol, based on the SGI Origin protocol, where it is possible for each node to emit two messages in response to a request, and not all requests have to pass through the directory before being satisfied.</text:p>
        <text:p text:style-name="P3"/>
        <text:h text:style-name="Heading_20_2" text:outline-level="2">Regular Protocol</text:h>
        <text:p text:style-name="Text_20_body">The regular directory-based cache-coherence protocol is a traditional directory-based cache-coherence protocol where the requester first sends a message to the directory, followed by the directory sending another request to the data node, with the data node returning a response to the directory. Finally, the directory is responsible for forwarding the response back to the requester. In general, two bilateral interactions occur in this protocol to form a complete transaction.</text:p>
        <text:p text:style-name="Text_20_body"/>
        <text:p text:style-name="P12">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Text_20_body"/>
        <text:h text:style-name="Heading_20_3" text:outline-level="3">Regular Protocol Directory FSM</text:h>
        <text:p text:style-name="P16"><text:sequence-ref text:reference-format="category-and-value" text:ref-name="refFigure1">Figure 2</text:sequence-ref> illustrates the directory FSM for the regular directory-based cache-coherence protocol. The directory for any address starts in the “Unowned” state initially. When the directory receives a read request, it would set requester as the owner, forward the request to the memory node, and transition to “Exclusive Waiting for Reply.” In that state, the directory has to wait for a response from the memory node before it can do anything else, so any read requests that arrive gets nakked. No writeback requests can arrive in “Unowned” or “Exclusive Waiting for Reply,” because no node has the block, yet. When the directory receives a reply from the memory node in “Exclusive Waiting for Reply,” an exclusive reply is sent to the requester, and the directory transitions into the “Exclusive” state.</text:p>
        <text:p text:style-name="P17"/>
        <text:p text:style-name="P28">From the “Exclusive” state, there are a myriad of situations that can occur. The first can happen when an exclusive read request arrives at the directory and the requester is the owner. This situation occurs when the cache has the block in its “Shared” state, but it wants exclusive access to it for a write.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8"/>
        <text:p text:style-name="P28">Another type of transition that occurs from the “Exclusive” state is when the directory receives an exclusive read and the requester is not the owner. In this situation, the directory would set the requester as the owner and send an invalidate to the previous owner, while transitioning to “Waiting for Invalidate Response,” where it waits for a writeback request, an eviction request, or an invalidate ack to cause it to transition back to “Exclusive.” If a read request arrives while the <text:soft-page-break/>directory is in “Waiting for Invalidate Response,” the directory would send a nak to the <text:soft-page-break/><draw:frame draw:style-name="fr4" draw:name="Marco2" text:anchor-type="as-char" svg:y="-8.1102in" svg:width="6.5in" draw:z-index="14"><draw:text-box fo:min-height="8.1102in"><text:p text:style-name="Figure"><draw:frame draw:style-name="fr6" draw:name="gráficos4" text:anchor-type="paragraph" svg:x="0in" svg:y="0in" svg:width="6.5in" style:rel-width="100%" svg:height="8.1228in" style:rel-height="scale" draw:z-index="15"><draw:image xlink:href="Pictures/2000035D0000585500006E65049C4DA8.wmf" xlink:type="simple" xlink:show="embed" xlink:actuate="onLoad"/></draw:frame></text:p><text:p text:style-name="Figure">Figure <text:sequence text:ref-name="refFigure1" text:name="Figure" text:formula="ooow:Figure+1" style:num-format="1">2</text:sequence> Regular protocol directory FSM</text:p><text:p text:style-name="Figure"/><text:p text:style-name="Figure"/></draw:text-box></draw:frame> </text:p>
        <text:p text:style-name="P28"><text:soft-page-break/>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8"/>
        <text:p text:style-name="P28">It is also possible to transition from the “Exclusive” state to “Exclusive Shared Waiting for Reply” when the directory receives a shared read. This shared read has to come from a requester that is not the owner. The directory has to forward the request to the previous owner and add the requester as a sharer. In “Exclusive Shared Waiting for Reply,” several things can happen. If the directory receives a read, it would send a nak to the requester. If a writeback request arrives from the previous owner, then the directory would set the owner to be the read requester, send a writeback ack to the writeback requester, send an exclusive read reply to the read requester, send a write to memory, and transition back to “Exclusive.” Receiving an eviction request is similar to receiving a writeback request, except the directory does not have to send a write to memory. Otherwise, if it receives a read reply from the previous owner, then the directory would forward a shared reply to the requester and transition to “Shared.”</text:p>
        <text:p text:style-name="P28"/>
        <text:p text:style-name="P28">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8"/>
        <text:p text:style-name="P28">When a shared read arrives in the “Shared” state, the directory would add the requester into the sharers list, forward the request to a sharer S, which can be any node among the available sharers, and transition to “Shared Waiting for Reply.”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ad requesters, send an eviction ack to the eviction requester, remove the eviction requester from the sharers list, and transition back to “Shared.”</text:p>
        <text:p text:style-name="P28"/>
        <text:p text:style-name="P28">While in “Shared” state, it is also possible to receive an exclusive read request. This request causes the requester to be set as the owner, a transition to “Waiting to Send Invalidates,” and the request to be forwarded to a sharer S, which can be any node among the available sharers. In the “Waiting to Send Invalidates” state, if the directory receives an eviction request not from sharer S, it would send a nak to the requester. Likewise,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text:soft-page-break/>would remove the requester from the sharers list, send invalidates to the remaining sharers, send an eviction ack to the requester, then transition to “Waiting for K Invalidates, J Invalidates Received So Far.”</text:p>
        <text:p text:style-name="P28"/>
        <text:p text:style-name="P15">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 and transition to “Exclusive.”</text:p>
        <text:p text:style-name="Text_20_body"/>
        <text:h text:style-name="Heading_20_3" text:outline-level="3">Regular Protocol Cache FSM</text:h>
        <text:p text:style-name="P13"><text:sequence-ref text:reference-format="category-and-value" text:ref-name="refFigure2">Figure 3</text:sequence-ref> illustrates the cache FSM for the regular directory-based cache-coherence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8"/>
        <text:p text:style-name="P28">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8"/>
        <text:p text:style-name="P28">Once in “Clean Exclusive,” the cache can receive an invalidate message from the directory, when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if it receives an exclusive read request from the processor.</text:p>
        <text:p text:style-name="P28"/>
        <text:p text:style-name="P28">After arriving in the “Dirty Exclusive” state, several things can happen. The cache can receive an invalidate from the directory, w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Dirty Exclusive,” the cache could also receive a shared read request from the directory, indicating that the cache should transition into the “Shared” state.</text:p>
        <text:p text:style-name="P28"/>
        <text:p text:style-name="P28">Once the cache transitions into the “Shared” state, several transitions could happen. The directory could <text:s/>receive an invalidate message from the directory, indicating that the cache should transition to “Invalid” and send an invalidate ack to the directory. If this cache received an invalidate, then this cache could not have been the sharer S that the directory chose to read from, since the directory is required to obtain the first read reply from sharer S before sending out its invalidates. In addition, if the cache has to evict a block in the “Shared” state for any reason, it would send an eviction request to the directory and transition to “Shared Waiting for <text:soft-page-break/>Eviction Ack.”</text:p>
        <text:p text:style-name="P28"/>
        <text:p text:style-name="P33">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ext:p>
        <text:p text:style-name="P28"><text:soft-page-break/><draw:frame draw:style-name="fr2" draw:name="Marco7" text:anchor-type="as-char" svg:y="-8.1102in" svg:width="6.5in" draw:z-index="6"><draw:text-box fo:min-height="8.1102in"><text:p text:style-name="Figure"><draw:frame draw:style-name="fr5" draw:name="gráficos6" text:anchor-type="paragraph" svg:x="0.0016in" svg:y="0.0008in" svg:width="6.5in" style:rel-width="100%" svg:height="7.4673in" style:rel-height="scale" draw:z-index="7"><draw:image xlink:href="Pictures/20000104000054C500006163590E986F.wmf" xlink:type="simple" xlink:show="embed" xlink:actuate="onLoad"/></draw:frame></text:p><text:p text:style-name="Figure">Figure <text:sequence text:ref-name="refFigure2" text:name="Figure" text:formula="ooow:Figure+1" style:num-format="1">3</text:sequence> Regular protocol cache FSM</text:p><text:p text:style-name="Figure"/><text:p text:style-name="Figure"/><text:p text:style-name="Figure"/></draw:text-box></draw:frame></text:p>
        <text:p text:style-name="P28">to transition to “Waiting for Nak,” since the directory would send a nak in response to the cache’s eviction request. Once the cache receives a nak in “Waiting for Nak,” it would send an invalidate ack and transition to “Invalid.” It is also possible for the cache to receive an eviction <text:soft-page-break/>ack while in “Shared Waiting for Eviction Ack,” where the cache can transition to “Invalid” without doing anything else.</text:p>
        <text:p text:style-name="P28"/>
        <text:p text:style-name="P28">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13"/>
        <text:h text:style-name="Heading_20_2" text:outline-level="2">Origin Protocol</text:h>
        <text:p text:style-name="Text_20_body">The Origin directory-based cache-coherence protocol uses a three-way interaction that sends less messages than the regular directory protocol does. Because of this change, the finite-state machines for this protocol is substantially different than the regular protocol, both in the directory and in the cache.</text:p>
        <text:p text:style-name="Text_20_body"/>
        <text:h text:style-name="Heading_20_3" text:outline-level="3">Origin Protocol Directory FSM</text:h>
        <text:p text:style-name="Text_20_body"><text:sequence-ref text:reference-format="category-and-value" text:ref-name="refFigure3">Figure 4</text:sequence-ref> illustrates the directory FSM for the Origin directory-based cache-coherence protocol and<text:span text:style-name="T7">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18"/>
        <text:p text:style-name="P29"><text:span text:style-name="T7">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text:span text:style-name="T6">exclusive</text:span><text:span text:style-name="T7">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text:span>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9"><text:soft-page-break/><draw:frame draw:style-name="fr3" draw:name="Marco8" text:anchor-type="as-char" svg:width="6.5in" draw:z-index="10"><draw:text-box fo:min-height="8.9807in"><text:p text:style-name="Figure"><draw:frame draw:style-name="fr5" draw:name="gráficos7" text:anchor-type="paragraph" svg:x="0.0016in" svg:y="0.0008in" svg:width="6.5in" style:rel-width="100%" svg:height="8.2134in" style:rel-height="scale" draw:z-index="11"><draw:image xlink:href="Pictures/2000024B0000586E00006FBE71631D88.wmf" xlink:type="simple" xlink:show="embed" xlink:actuate="onLoad"/></draw:frame></text:p><text:p text:style-name="Figure">Figure <text:sequence text:ref-name="refFigure3" text:name="Figure" text:formula="ooow:Figure+1" style:num-format="1">4</text:sequence> Origin protocol directory FSM</text:p></draw:text-box></draw:frame></text:p>
        <text:p text:style-name="P29"><text:soft-page-break/>In the “Exclusive” state, the home memory could transition to the “Exclusive (Memory-Access)” state if the requester is the owner, while also performing a fetch from memory. It could also transition to “Unowned” if it receives a writeback request. However, from “Exclusive,” it could also transition to the two busy memory-access states.</text:p>
        <text:p text:style-name="P30"/>
        <text:p text:style-name="P29">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since “Busy-Exclusive (Memory-Access) transitions eventually to the “Exclusive” state.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29"/>
        <text:p text:style-name="P15"><text:span text:style-name="T7">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7"> is possible for the intervention to be unsuccessful, however, which is indicated by a nak from the previous owner. When this happens, the directory woul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p text:style-name="Text_20_body"/>
        <text:h text:style-name="Heading_20_3" text:outline-level="3">Origin Protocol Cache FSM</text:h>
        <text:p text:style-name="P14"><text:sequence-ref text:reference-format="category-and-value" text:ref-name="refFigure4">Figure 5</text:sequence-ref> illustrates the cache FSM for the Origin directory-based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ext:p>
        <text:p text:style-name="P28"><text:soft-page-break/><draw:frame draw:style-name="fr2" draw:name="Marco9" text:anchor-type="as-char" svg:y="-8.1102in" svg:width="6.5in" draw:z-index="12"><draw:text-box fo:min-height="9.0118in"><text:p text:style-name="Figure"><draw:frame draw:style-name="fr5" draw:name="gráficos8" text:anchor-type="paragraph" svg:x="0.0016in" svg:y="0.0008in" svg:width="6.5in" style:rel-width="100%" svg:height="8.2791in" style:rel-height="scale" draw:z-index="13"><draw:image xlink:href="Pictures/2000022B0000552800006C7761D9BB25.wmf" xlink:type="simple" xlink:show="embed" xlink:actuate="onLoad"/></draw:frame></text:p><text:p text:style-name="Figure">Figure <text:sequence text:ref-name="refFigure4" text:name="Figure" text:formula="ooow:Figure+1" style:num-format="1">5</text:sequence> Origin protocol cache FSM</text:p></draw:text-box></draw:frame></text:p>
        <text:p text:style-name="P31"><text:soft-page-break/>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8"/>
        <text:p text:style-name="P28">Once the cache transitions to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8"/>
        <text:p text:style-name="P28">However, if a cache receives a speculative reply or a shared response/ack in “Waiting for Shared Read Response,” then it would transition to “Waiting for Shared Response/Ack” or “Shared Waiting for Speculative Reply,” respectively. Receiving either of these messages mean that the directory block state was Exclusive and that the requester needs to wait for both messages before it can fill its cache and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8"/>
        <text:p text:style-name="P13">In the “Shared” state, if the cache receives an invalidate from the directory, the cache would have to invalidate the block, send an invalidate ack to the requester, and transition to the “Invalid” state. If the cache needs to evict the block, it would also have to transition to “Invalid,” but without sending any messages. It is also possible to receive an exclusive read request from the processor in this state, when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13"/>
        <text:p text:style-name="P32">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5">Figure 6</text:sequence-ref>. The exclusive reply with invalidates pending and invalidations are sent at the same time to the requester and the sharers, respectively, in both</text:p>
        <text:p text:style-name="P31"><text:soft-page-break/><draw:frame draw:style-name="fr3" draw:name="Marco10" text:anchor-type="as-char" svg:width="6.5in" draw:z-index="8"><draw:text-box fo:min-height="3.45in"><text:p text:style-name="Figure"><draw:frame draw:style-name="fr6" draw:name="gráficos9" text:anchor-type="paragraph" svg:x="0in" svg:y="0in" svg:width="6.5in" style:rel-width="100%" svg:height="3.45in" style:rel-height="scale" draw:z-index="9"><draw:image xlink:href="Pictures/20000081000060E800003371E109AFE5.wmf" xlink:type="simple" xlink:show="embed" xlink:actuate="onLoad"/></draw:frame></text:p><text:p text:style-name="Figure">Figure <text:sequence text:ref-name="refFigure5" text:name="Figure" text:formula="ooow:Figure+1" style:num-format="1">6</text:sequence> Scenarios When Transitioning into “Waiting for K Invalidates, J Invalidates Received So Far”</text:p><text:p text:style-name="Figure"/></draw:text-box></draw:frame>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ransitions to “Dirty Exclusive” only when all invalidate acks and the exclusive reply with invalidates pending have been received. It is also possible to receive an intervention while in “Waiting for K Invalidates, J Invalidates Received So Far<text:span text:style-name="T6">,”</text:span> when the cache would have to respond with a nak to the directory and a nak to the requester.</text:p>
        <text:p text:style-name="P31"/>
        <text:p text:style-name="P28">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n the cache would have to start over by resending its request to the directory and transitioning to “Waiting for Exclusive Read Response.”</text:p>
        <text:p text:style-name="P28"/>
        <text:p text:style-name="P28"><text:soft-page-break/>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8"/>
        <text:p text:style-name="P31">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p text:style-name="P3"/>
        <text:h text:style-name="P38" text:outline-level="1">Methodology and Implementation</text:h>
        <text:p text:style-name="P22">The implementation of the code was done SESC Simulator, which uses C++ as its programming language. It supports various features of a computer system that allows us to simulate the differences between different directory-based protocols.</text:p>
        <text:p text:style-name="P21"/>
        <text:h text:style-name="Heading_20_2" text:outline-level="2">Directory</text:h>
        <text:p text:style-name="P3">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3"/>
        <text:h text:style-name="P34" text:outline-level="2">Cache</text:h>
        <text:p text:style-name="P7"><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text:span><text:span text:style-name="T2">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3"/>
        <text:h text:style-name="P36" text:outline-level="3"><text:soft-page-break/>Changing Cache Size</text:h>
        <table:table table:name="Tabla2" table:style-name="Tabla2">
          <table:table-column table:style-name="Tabla2.A" table:number-columns-repeated="5"/>
          <table:table-row>
            <table:table-cell table:style-name="Tabla2.A1" office:value-type="string">
              <text:p text:style-name="P8"/>
            </table:table-cell>
            <table:table-cell table:style-name="Tabla2.A1" office:value-type="string">
              <text:p text:style-name="P8">Main Memory</text:p>
            </table:table-cell>
            <table:table-cell table:style-name="Tabla2.A1" office:value-type="string">
              <text:p text:style-name="P8">Cache Line</text:p>
            </table:table-cell>
            <table:table-cell table:style-name="Tabla2.A1" office:value-type="string">
              <text:p text:style-name="P8">Other Processor</text:p>
            </table:table-cell>
            <table:table-cell table:style-name="Tabla2.E1" office:value-type="string">
              <text:p text:style-name="P8">Snoop Request</text:p>
            </table:table-cell>
          </table:table-row>
          <table:table-row>
            <table:table-cell table:style-name="Tabla2.A2" office:value-type="string">
              <text:p text:style-name="P8">Modified</text:p>
            </table:table-cell>
            <table:table-cell table:style-name="Tabla2.A2" office:value-type="string">
              <text:p text:style-name="P8">Stale</text:p>
            </table:table-cell>
            <table:table-cell table:style-name="Tabla2.A2" office:value-type="string">
              <text:p text:style-name="P8">Most recent, correct copy</text:p>
            </table:table-cell>
            <table:table-cell table:style-name="Tabla2.A2" office:value-type="string">
              <text:p text:style-name="P8">Hold no copy</text:p>
            </table:table-cell>
            <table:table-cell table:style-name="Tabla2.E2" office:value-type="string">
              <text:p text:style-name="P8">Modified cache responds</text:p>
            </table:table-cell>
          </table:table-row>
          <table:table-row>
            <table:table-cell table:style-name="Tabla2.A2" office:value-type="string">
              <text:p text:style-name="P8">Owner</text:p>
            </table:table-cell>
            <table:table-cell table:style-name="Tabla2.A2" office:value-type="string">
              <text:p text:style-name="P8">Can be stale</text:p>
            </table:table-cell>
            <table:table-cell table:style-name="Tabla2.A2" office:value-type="string">
              <text:p text:style-name="P8">Most recent, correct copy</text:p>
            </table:table-cell>
            <table:table-cell table:style-name="Tabla2.A2" office:value-type="string">
              <text:p text:style-name="P8">Shared state</text:p>
            </table:table-cell>
            <table:table-cell table:style-name="Tabla2.E2" office:value-type="string">
              <text:p text:style-name="P8">Owned cache responds</text:p>
            </table:table-cell>
          </table:table-row>
          <table:table-row>
            <table:table-cell table:style-name="Tabla2.A2" office:value-type="string">
              <text:p text:style-name="P8">Exclusive</text:p>
            </table:table-cell>
            <table:table-cell table:style-name="Tabla2.A2" office:value-type="string">
              <text:p text:style-name="P8">Most recent, correct copy</text:p>
            </table:table-cell>
            <table:table-cell table:style-name="Tabla2.A2" office:value-type="string">
              <text:p text:style-name="P8">Most recent, correct copy</text:p>
            </table:table-cell>
            <table:table-cell table:style-name="Tabla2.A2" office:value-type="string">
              <text:p text:style-name="P8">Hold no copy</text:p>
            </table:table-cell>
            <table:table-cell table:style-name="Tabla2.E2" office:value-type="string">
              <text:p text:style-name="P8">Exclusive cache or main memory responds</text:p>
            </table:table-cell>
          </table:table-row>
          <table:table-row>
            <table:table-cell table:style-name="Tabla2.A2" office:value-type="string">
              <text:p text:style-name="P8">Shared</text:p>
            </table:table-cell>
            <table:table-cell table:style-name="Tabla2.A2" office:value-type="string">
              <text:p text:style-name="P8">Can hold most recent, correct copy</text:p>
            </table:table-cell>
            <table:table-cell table:style-name="Tabla2.A2" office:value-type="string">
              <text:p text:style-name="P8">Can hold most recent, correct copy</text:p>
            </table:table-cell>
            <table:table-cell table:style-name="Tabla2.A2" office:value-type="string">
              <text:p text:style-name="P8">Shared or owned</text:p>
            </table:table-cell>
            <table:table-cell table:style-name="Tabla2.E2" office:value-type="string">
              <text:p text:style-name="P8">May not respond</text:p>
            </table:table-cell>
          </table:table-row>
          <table:table-row>
            <table:table-cell table:style-name="Tabla2.A2" office:value-type="string">
              <text:p text:style-name="P8">Invalid</text:p>
            </table:table-cell>
            <table:table-cell table:style-name="Tabla2.A2" office:value-type="string">
              <text:p text:style-name="P8">May hold valid or invalid</text:p>
            </table:table-cell>
            <table:table-cell table:style-name="Tabla2.A2" office:value-type="string">
              <text:p text:style-name="P8">Invalid copy</text:p>
            </table:table-cell>
            <table:table-cell table:style-name="Tabla2.A2" office:value-type="string">
              <text:p text:style-name="P8">May hold valid or invalid copy</text:p>
            </table:table-cell>
            <table:table-cell table:style-name="Tabla2.E2" office:value-type="string">
              <text:p text:style-name="P8">May not respond</text:p>
            </table:table-cell>
          </table:table-row>
        </table:table>
        <text:p text:style-name="Standard">Table <text:sequence text:ref-name="refTable1" text:name="Table" text:formula="ooow:Table+1" style:num-format="1">2</text:sequence> Acceptable states for MOESI cache</text:p>
        <text:p text:style-name="P3"/>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4"/>
        <text:p text:style-name="P3">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3"/>
        <text:h text:style-name="P34" text:outline-level="2">Network</text:h>
        <text:p text:style-name="P4"><draw:frame draw:style-name="fr1" draw:name="Marco4" text:anchor-type="paragraph" svg:width="3.15in" draw:z-index="0"><draw:text-box fo:min-height="1.9429in"><text:p text:style-name="Figure"><draw:frame draw:style-name="fr5" draw:name="gráficos2" text:anchor-type="paragraph" svg:x="0.0016in" svg:y="0.0008in" svg:width="3.15in" style:rel-width="100%" svg:height="1.9429in" style:rel-height="scale" draw:z-index="1"><draw:image xlink:href="Pictures/200000360005F7AC0003AEA630D28C20.wmf" xlink:type="simple" xlink:show="embed" xlink:actuate="onLoad"/></draw:frame>Figure <text:sequence text:ref-name="refFigure6" text:name="Figure" text:formula="ooow:Figure+1" style:num-format="1">7</text:sequence> Node connections to the network</text:p></draw:text-box></draw:frame></text:p>
        <text:p text:style-name="P3"><text:soft-page-break/>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3"/>
        <text:h text:style-name="P34" text:outline-level="2">Main Memory</text:h>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h text:style-name="P34" text:outline-level="2">SESC Simulator</text:h>
        <text:p text:style-name="P3">The connections in the SESC Simulator are shown in Figure 3.2. We are using an architecture with a 1K L1 cache and a 2K L2 cache.</text:p>
        <text:p text:style-name="P4"><draw:frame draw:style-name="fr1" draw:name="Marco5" text:anchor-type="paragraph" svg:width="3.15in" draw:z-index="2"><draw:text-box fo:min-height="3.8661in"><text:p text:style-name="Figure"><draw:frame draw:style-name="fr5" draw:name="gráficos1" text:anchor-type="paragraph" svg:x="0.0016in" svg:y="0.0008in" svg:width="3.15in" style:rel-width="100%" svg:height="3.8661in" style:rel-height="scale" draw:z-index="3"><draw:image xlink:href="Pictures/200000570004DCAC0005F7BB3907D2D0.wmf" xlink:type="simple" xlink:show="embed" xlink:actuate="onLoad"/></draw:frame>Figure <text:sequence text:ref-name="refFigure7" text:name="Figure" text:formula="ooow:Figure+1" style:num-format="1">8</text:sequence> Connections in a single node</text:p></draw:text-box></draw:frame></text:p>
        <text:h text:style-name="P37" text:outline-level="1">Results</text:h>
        <text:p text:style-name="P23"><text:span text:style-name="T3">In this section, I will discuss the results of running the simulation on the Sesc simulator. The results are shown in Table 2 for the results using the benchmark fft in the SPLASH-2 benchmark </text:span><text:soft-page-break/><text:span text:style-name="T3">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p text:style-name="P3"/>
        <text:h text:style-name="P34" text:outline-level="2">Verifying Correctness</text:h>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3"/>
        <text:h text:style-name="P34" text:outline-level="2">SPLASH2 benchmarks</text:h>
        <text:p text:style-name="P22">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20"/>
        <text:p text:style-name="P24">We also see that for both MOESI and MSI caches, as the CPU count increases, the run-time decreases, this is to be expected as more work can be done in the same amount of time when one has more processors that can be used at the same time.</text:p>
        <text:p text:style-name="P3"/>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5">Benchmark</text:p>
              </table:table-cell>
              <table:table-cell table:style-name="Tabla1.A1" office:value-type="string">
                <text:p text:style-name="P5">Runtime</text:p>
              </table:table-cell>
              <table:table-cell table:style-name="Tabla1.A1" office:value-type="string">
                <text:p text:style-name="P5">L1Cache<text:line-break/>Read Hit</text:p>
              </table:table-cell>
              <table:table-cell table:style-name="Tabla1.A1" office:value-type="string">
                <text:p text:style-name="P5">L1Cache<text:line-break/>Read Miss</text:p>
              </table:table-cell>
              <table:table-cell table:style-name="Tabla1.A1" office:value-type="string">
                <text:p text:style-name="P5">L1Cache<text:line-break/>Write Hit</text:p>
              </table:table-cell>
              <table:table-cell table:style-name="Tabla1.A1" office:value-type="string">
                <text:p text:style-name="P5">L1Cache<text:line-break/>Write Miss</text:p>
              </table:table-cell>
              <table:table-cell table:style-name="Tabla1.A1" office:value-type="string">
                <text:p text:style-name="P5">L2Cache</text:p>
                <text:p text:style-name="P5">Read Hit</text:p>
              </table:table-cell>
              <table:table-cell table:style-name="Tabla1.H1" office:value-type="string">
                <text:p text:style-name="P5">L2Cache<text:line-break/>Read Miss</text:p>
              </table:table-cell>
            </table:table-row>
            <table:table-row>
              <table:table-cell table:style-name="Tabla1.A2" office:value-type="string">
                <text:p text:style-name="Standard">MOESI 2</text:p>
              </table:table-cell>
              <table:table-cell table:style-name="Tabla1.B2" office:value-type="float" office:value="1123774">
                <text:p text:style-name="Standard">1123774</text:p>
              </table:table-cell>
              <table:table-cell table:style-name="Tabla1.B2" office:value-type="float" office:value="104129">
                <text:p text:style-name="Standard">104129</text:p>
              </table:table-cell>
              <table:table-cell table:style-name="Tabla1.B2" office:value-type="float" office:value="6225">
                <text:p text:style-name="Standard">6225</text:p>
              </table:table-cell>
              <table:table-cell table:style-name="Tabla1.B2" office:value-type="float" office:value="72332">
                <text:p text:style-name="Standard">72332</text:p>
              </table:table-cell>
              <table:table-cell table:style-name="Tabla1.B2" office:value-type="float" office:value="7978">
                <text:p text:style-name="Standard">7978</text:p>
              </table:table-cell>
              <table:table-cell table:style-name="Tabla1.B2" office:value-type="float" office:value="14203">
                <text:p text:style-name="Standard">14203</text:p>
              </table:table-cell>
              <table:table-cell table:style-name="Tabla1.H2" office:value-type="float" office:value="12478">
                <text:p text:style-name="Standard">12478</text:p>
              </table:table-cell>
            </table:table-row>
            <table:table-row>
              <table:table-cell table:style-name="Tabla1.A2" office:value-type="string">
                <text:p text:style-name="Standard">MSI 2</text:p>
              </table:table-cell>
              <table:table-cell table:style-name="Tabla1.B2" office:value-type="float" office:value="1125149">
                <text:p text:style-name="Standard">1125149</text:p>
              </table:table-cell>
              <table:table-cell table:style-name="Tabla1.B2" office:value-type="float" office:value="104129">
                <text:p text:style-name="Standard">104129</text:p>
              </table:table-cell>
              <table:table-cell table:style-name="Tabla1.B2" office:value-type="float" office:value="6221">
                <text:p text:style-name="Standard">6221</text:p>
              </table:table-cell>
              <table:table-cell table:style-name="Tabla1.B2" office:value-type="float" office:value="72332">
                <text:p text:style-name="Standard">72332</text:p>
              </table:table-cell>
              <table:table-cell table:style-name="Tabla1.B2" office:value-type="float" office:value="7977">
                <text:p text:style-name="Standard">7977</text:p>
              </table:table-cell>
              <table:table-cell table:style-name="Tabla1.B2" office:value-type="float" office:value="14198">
                <text:p text:style-name="Standard">14198</text:p>
              </table:table-cell>
              <table:table-cell table:style-name="Tabla1.H2" office:value-type="float" office:value="12479">
                <text:p text:style-name="Standard">12479</text:p>
              </table:table-cell>
            </table:table-row>
            <table:table-row>
              <table:table-cell table:style-name="Tabla1.A2" office:value-type="string">
                <text:p text:style-name="Standard">MOESI 4</text:p>
              </table:table-cell>
              <table:table-cell table:style-name="Tabla1.B2" office:value-type="float" office:value="498957">
                <text:p text:style-name="Standard">498957</text:p>
              </table:table-cell>
              <table:table-cell table:style-name="Tabla1.B2" office:value-type="float" office:value="104907">
                <text:p text:style-name="Standard">104907</text:p>
              </table:table-cell>
              <table:table-cell table:style-name="Tabla1.B2" office:value-type="float" office:value="6332">
                <text:p text:style-name="Standard">6332</text:p>
              </table:table-cell>
              <table:table-cell table:style-name="Tabla1.B2" office:value-type="float" office:value="72760">
                <text:p text:style-name="Standard">72760</text:p>
              </table:table-cell>
              <table:table-cell table:style-name="Tabla1.B2" office:value-type="float" office:value="5226">
                <text:p text:style-name="Standard">5226</text:p>
              </table:table-cell>
              <table:table-cell table:style-name="Tabla1.B2" office:value-type="float" office:value="11559">
                <text:p text:style-name="Standard">11559</text:p>
              </table:table-cell>
              <table:table-cell table:style-name="Tabla1.H2" office:value-type="float" office:value="9742">
                <text:p text:style-name="Standard">9742</text:p>
              </table:table-cell>
            </table:table-row>
            <table:table-row>
              <table:table-cell table:style-name="Tabla1.A2" office:value-type="string">
                <text:p text:style-name="Standard">MSI 4</text:p>
              </table:table-cell>
              <table:table-cell table:style-name="Tabla1.B2" office:value-type="float" office:value="497389">
                <text:p text:style-name="Standard">497389</text:p>
              </table:table-cell>
              <table:table-cell table:style-name="Tabla1.B2" office:value-type="float" office:value="104907">
                <text:p text:style-name="Standard">104907</text:p>
              </table:table-cell>
              <table:table-cell table:style-name="Tabla1.B2" office:value-type="float" office:value="6315">
                <text:p text:style-name="Standard">6315</text:p>
              </table:table-cell>
              <table:table-cell table:style-name="Tabla1.B2" office:value-type="float" office:value="72763">
                <text:p text:style-name="Standard">72763</text:p>
              </table:table-cell>
              <table:table-cell table:style-name="Tabla1.B2" office:value-type="float" office:value="5226">
                <text:p text:style-name="Standard">5226</text:p>
              </table:table-cell>
              <table:table-cell table:style-name="Tabla1.B2" office:value-type="float" office:value="11545">
                <text:p text:style-name="Standard">11545</text:p>
              </table:table-cell>
              <table:table-cell table:style-name="Tabla1.H2" office:value-type="float" office:value="9732">
                <text:p text:style-name="Standard">9732</text:p>
              </table:table-cell>
            </table:table-row>
            <table:table-row>
              <table:table-cell table:style-name="Tabla1.A2" office:value-type="string">
                <text:p text:style-name="Standard">MOESI 8</text:p>
              </table:table-cell>
              <table:table-cell table:style-name="Tabla1.B2" office:value-type="float" office:value="286050">
                <text:p text:style-name="Standard">286050</text:p>
              </table:table-cell>
              <table:table-cell table:style-name="Tabla1.B2" office:value-type="float" office:value="106467">
                <text:p text:style-name="Standard">106467</text:p>
              </table:table-cell>
              <table:table-cell table:style-name="Tabla1.B2" office:value-type="float" office:value="6521">
                <text:p text:style-name="Standard">6521</text:p>
              </table:table-cell>
              <table:table-cell table:style-name="Tabla1.B2" office:value-type="float" office:value="73628">
                <text:p text:style-name="Standard">73628</text:p>
              </table:table-cell>
              <table:table-cell table:style-name="Tabla1.B2" office:value-type="float" office:value="3852">
                <text:p text:style-name="Standard">3852</text:p>
              </table:table-cell>
              <table:table-cell table:style-name="Tabla1.B2" office:value-type="float" office:value="10373">
                <text:p text:style-name="Standard">10373</text:p>
              </table:table-cell>
              <table:table-cell table:style-name="Tabla1.H2" office:value-type="float" office:value="8030">
                <text:p text:style-name="Standard">8030</text:p>
              </table:table-cell>
            </table:table-row>
            <table:table-row>
              <table:table-cell table:style-name="Tabla1.A2" office:value-type="string">
                <text:p text:style-name="Standard">MSI 8</text:p>
              </table:table-cell>
              <table:table-cell table:style-name="Tabla1.B2" office:value-type="float" office:value="288279">
                <text:p text:style-name="Standard">288279</text:p>
              </table:table-cell>
              <table:table-cell table:style-name="Tabla1.B2" office:value-type="float" office:value="106467">
                <text:p text:style-name="Standard">106467</text:p>
              </table:table-cell>
              <table:table-cell table:style-name="Tabla1.B2" office:value-type="float" office:value="6513">
                <text:p text:style-name="Standard">6513</text:p>
              </table:table-cell>
              <table:table-cell table:style-name="Tabla1.B2" office:value-type="float" office:value="73628">
                <text:p text:style-name="Standard">73628</text:p>
              </table:table-cell>
              <table:table-cell table:style-name="Tabla1.B2" office:value-type="float" office:value="3871">
                <text:p text:style-name="Standard">3871</text:p>
              </table:table-cell>
              <table:table-cell table:style-name="Tabla1.B2" office:value-type="float" office:value="10384">
                <text:p text:style-name="Standard">10384</text:p>
              </table:table-cell>
              <table:table-cell table:style-name="Tabla1.H2" office:value-type="float" office:value="8052">
                <text:p text:style-name="Standard">8052</text:p>
              </table:table-cell>
            </table:table-row>
            <table:table-row>
              <table:table-cell table:style-name="Tabla1.A2" office:value-type="string">
                <text:p text:style-name="Standard">MOESI 16</text:p>
              </table:table-cell>
              <table:table-cell table:style-name="Tabla1.B2" office:value-type="float" office:value="174171">
                <text:p text:style-name="Standard">174171</text:p>
              </table:table-cell>
              <table:table-cell table:style-name="Tabla1.B2" office:value-type="float" office:value="109589">
                <text:p text:style-name="Standard">109589</text:p>
              </table:table-cell>
              <table:table-cell table:style-name="Tabla1.B2" office:value-type="float" office:value="8079">
                <text:p text:style-name="Standard">8079</text:p>
              </table:table-cell>
              <table:table-cell table:style-name="Tabla1.B2" office:value-type="float" office:value="75361">
                <text:p text:style-name="Standard">75361</text:p>
              </table:table-cell>
              <table:table-cell table:style-name="Tabla1.B2" office:value-type="float" office:value="3035">
                <text:p text:style-name="Standard">3035</text:p>
              </table:table-cell>
              <table:table-cell table:style-name="Tabla1.B2" office:value-type="float" office:value="11128">
                <text:p text:style-name="Standard">11128</text:p>
              </table:table-cell>
              <table:table-cell table:style-name="Tabla1.H2" office:value-type="float" office:value="8352">
                <text:p text:style-name="Standard">8352</text:p>
              </table:table-cell>
            </table:table-row>
            <table:table-row>
              <table:table-cell table:style-name="Tabla1.A2" office:value-type="string">
                <text:p text:style-name="Standard">MSI 16</text:p>
              </table:table-cell>
              <table:table-cell table:style-name="Tabla1.B2" office:value-type="float" office:value="175160">
                <text:p text:style-name="Standard">175160</text:p>
              </table:table-cell>
              <table:table-cell table:style-name="Tabla1.B2" office:value-type="float" office:value="109589">
                <text:p text:style-name="Standard">109589</text:p>
              </table:table-cell>
              <table:table-cell table:style-name="Tabla1.B2" office:value-type="float" office:value="8094">
                <text:p text:style-name="Standard">8094</text:p>
              </table:table-cell>
              <table:table-cell table:style-name="Tabla1.B2" office:value-type="float" office:value="75361">
                <text:p text:style-name="Standard">75361</text:p>
              </table:table-cell>
              <table:table-cell table:style-name="Tabla1.B2" office:value-type="float" office:value="3032">
                <text:p text:style-name="Standard">3032</text:p>
              </table:table-cell>
              <table:table-cell table:style-name="Tabla1.B2" office:value-type="float" office:value="11142">
                <text:p text:style-name="Standard">11142</text:p>
              </table:table-cell>
              <table:table-cell table:style-name="Tabla1.H2" office:value-type="float" office:value="8339">
                <text:p text:style-name="Standard">8339</text:p>
              </table:table-cell>
            </table:table-row>
            <table:table-row>
              <table:table-cell table:style-name="Tabla1.A2" office:value-type="string">
                <text:p text:style-name="P5">MOESI 32</text:p>
              </table:table-cell>
              <table:table-cell table:style-name="Tabla1.B2" office:value-type="float" office:value="138960">
                <text:p text:style-name="P5">138960</text:p>
              </table:table-cell>
              <table:table-cell table:style-name="Tabla1.B2" office:value-type="float" office:value="115825">
                <text:p text:style-name="P5">115825</text:p>
              </table:table-cell>
              <table:table-cell table:style-name="Tabla1.B2" office:value-type="float" office:value="10693">
                <text:p text:style-name="P5">10693</text:p>
              </table:table-cell>
              <table:table-cell table:style-name="Tabla1.B2" office:value-type="float" office:value="78816">
                <text:p text:style-name="P5">78816</text:p>
              </table:table-cell>
              <table:table-cell table:style-name="Tabla1.B2" office:value-type="float" office:value="3179">
                <text:p text:style-name="P5">3179</text:p>
              </table:table-cell>
              <table:table-cell table:style-name="Tabla1.B2" office:value-type="float" office:value="13904">
                <text:p text:style-name="P5">13904</text:p>
              </table:table-cell>
              <table:table-cell table:style-name="Tabla1.H2" office:value-type="float" office:value="11562">
                <text:p text:style-name="P5">11562</text:p>
              </table:table-cell>
            </table:table-row>
            <table:table-row>
              <table:table-cell table:style-name="Tabla1.A2" office:value-type="string">
                <text:p text:style-name="P5">MSI 32</text:p>
              </table:table-cell>
              <table:table-cell table:style-name="Tabla1.B2" office:value-type="float" office:value="142046">
                <text:p text:style-name="P5">142046</text:p>
              </table:table-cell>
              <table:table-cell table:style-name="Tabla1.B2" office:value-type="float" office:value="115825">
                <text:p text:style-name="P5">115825</text:p>
              </table:table-cell>
              <table:table-cell table:style-name="Tabla1.B2" office:value-type="float" office:value="10670">
                <text:p text:style-name="P5">10670</text:p>
              </table:table-cell>
              <table:table-cell table:style-name="Tabla1.B2" office:value-type="float" office:value="78816">
                <text:p text:style-name="P5">78816</text:p>
              </table:table-cell>
              <table:table-cell table:style-name="Tabla1.B2" office:value-type="float" office:value="3173">
                <text:p text:style-name="P5">3173</text:p>
              </table:table-cell>
              <table:table-cell table:style-name="Tabla1.B2" office:value-type="float" office:value="13880">
                <text:p text:style-name="P5">13880</text:p>
              </table:table-cell>
              <table:table-cell table:style-name="Tabla1.H2" office:value-type="float" office:value="11256">
                <text:p text:style-name="P5">11256</text:p>
              </table:table-cell>
            </table:table-row>
          </table:table>
          <text:p text:style-name="Standard">Table <text:sequence text:ref-name="refTable2" text:name="Table" text:formula="ooow:Table+1" style:num-format="1">3</text:sequence> Results for fft</text:p>
        </text:section>
        <text:h text:style-name="P37" text:outline-level="1">Problems</text:h>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text:soft-page-break/>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3"/>
        <text:h text:style-name="Heading_20_2" text:outline-level="2">Further Work</text:h>
        <text:p text:style-name="P3">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3"/>
        <text:p text:style-name="P3">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p>
        <text:p text:style-name="P6"/>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3"/>
      </text:section>
      <text:p text:style-name="P2"/>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0">[1] <text:s text:c="2"/>John L. Hennessy and David A. Patterson, Computer Architecture: A Quantitative Approach. Morgan Kaufmann Publishers, 2007.</text:p>
          <text:p text:style-name="P10">[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0">[3] <text:s text:c="2"/>Keith I. Farkas and Norman P. Jouppi, Complexity/Performance Tradeoffs with Non-Blocking Loads. In Proceedings of the 21st International Symposium on Computer Architecture, pages 211-222, April 1994.</text:p>
          <text:p text:style-name="P10">[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 style:family="paragraph" style:parent-style-name="Caption" style:class="extra"/>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dc:date>2011-02-14T13:21:23</dc:date>
    <dc:creator>Eric Chang</dc:creator>
    <meta:editing-duration>PT40H01M09S</meta:editing-duration>
    <meta:editing-cycles>279</meta:editing-cycles>
    <meta:printed-by>Eric Chang</meta:printed-by>
    <meta:print-date>2011-02-09T15:56:51.40</meta:print-date>
    <meta:document-statistic meta:table-count="3" meta:image-count="8" meta:object-count="0" meta:page-count="24" meta:paragraph-count="254" meta:word-count="9326" meta:character-count="55647"/>
  </office:meta>
</office:document-meta>
</file>